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</office:automatic-styles>
  <office:body>
    <office:text text:use-soft-page-breaks="true">
      <text:p text:style-name="P1">Escopo Game</text:p>
      <text:p text:style-name="Standard"/>
      <text:p text:style-name="Standard">Plataforma: PC</text:p>
      <text:p text:style-name="Standard">Jogadores: Single Player</text:p>
      <text:p text:style-name="Standard">Gênero: Suspense/Puzzle</text:p>
      <text:p text:style-name="Standard"/>
      <text:p text:style-name="Standard">Objetivo:</text:p>
      <text:p text:style-name="Standard"><text:tab/>Mover-se por um ambiente escuro com uma lanterna até encontrar o interruptor para acender as luzes<text:s/>antes que a bateria da lanterna acabe.</text:p>
      <text:p text:style-name="Standard"/>
      <text:p text:style-name="Standard">Resumo:</text:p>
      <text:list text:style-name="LFO1" text:continue-numbering="true">
        <text:list-item>
          <text:p text:style-name="P2">Faltou a luz<text:s/>na casa do jogador<text:s/>e<text:s/>precisa<text:s/>encontrar<text:s/>o interruptor<text:s/>antes que acabe a bateria da lanterna.</text:p>
        </text:list-item>
        <text:list-item>
          <text:p text:style-name="P3">A<text:s/>bateria<text:s/>descarrega com o uso.</text:p>
        </text:list-item>
        <text:list-item>
          <text:p text:style-name="P4">A lanterna<text:s/>mostra<text:s/>parte do mapa em forma de cone, o<text:s/>resto do mapa<text:s/>é todo escuro<text:s/>preto.</text:p>
        </text:list-item>
        <text:list-item>
          <text:p text:style-name="P5">Um som de suspense aumenta conforme vai acabando a carga da bateria.</text:p>
        </text:list-item>
        <text:list-item>
          <text:p text:style-name="P6">O jogador pode encontrar cargas extras de bateria pelo mapa</text:p>
        </text:list-item>
        <text:list-item>
          <text:p text:style-name="P7">Ao encontrar o interruptor, jogador vai para o próximo mapa.</text:p>
        </text:list-item>
        <text:list-item>
          <text:p text:style-name="P8">No término das fases, o jogo finaliza</text:p>
        </text:list-item>
        <text:list-item>
          <text:p text:style-name="P9">Caso a bateria acabe sem encontrar o interruptor, o jogador pode reiniciar desde o começo ou voltar ao menu principal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herme Ribeiro Juncklaus</dc:creator>
    <meta:creation-date>2019-05-31T20:49:00Z</meta:creation-date>
    <dc:date>2019-06-28T19:01:00Z</dc:date>
    <meta:template xlink:href="Normal.dotm" xlink:type="simple"/>
    <meta:editing-cycles>4</meta:editing-cycles>
    <meta:editing-duration>PT1560S</meta:editing-duration>
    <meta:document-statistic meta:page-count="1" meta:paragraph-count="1" meta:word-count="126" meta:character-count="807" meta:row-count="5" meta:non-whitespace-character-count="682"/>
  </office:meta>
</office:document-meta>
</file>